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5cm" fo:min-width="14.9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11.3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11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6.854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4cm" svg:height="2.2cm" svg:x="6cm" svg:y="2.8cm">
          <text:p text:style-name="P1">Matchmaking for LMU (BAUMA centric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8cm" svg:height="1.4cm" svg:x="7.8cm" svg:y="9cm">
          <text:p text:style-name="P1">emai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8cm" svg:height="1.2cm" svg:x="7.8cm" svg:y="10.7cm">
          <text:p text:style-name="P1">password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314cm" svg:height="0.962cm" svg:x="10.2cm" svg:y="11.838cm">
          <draw:text-box>
            <text:p>Password forgotten?</text:p>
          </draw:text-box>
        </draw:frame>
        <draw:frame draw:style-name="gr4" draw:text-style-name="P2" draw:layer="layout" svg:width="2.86cm" svg:height="0.962cm" svg:x="16.686cm" svg:y="11.838cm">
          <draw:text-box>
            <text:p>Register</text:p>
          </draw:text-box>
        </draw:frame>
        <draw:custom-shape draw:style-name="gr5" draw:text-style-name="P1" draw:layer="layout" svg:width="10.4cm" svg:height="1.6cm" svg:x="8.3cm" svg:y="13cm"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nz</meta:initial-creator>
    <meta:creation-date>2019-05-12T18:15:40.466921810</meta:creation-date>
    <dc:date>2019-05-12T18:40:23.601327780</dc:date>
    <dc:creator>Tobias Kunz</dc:creator>
    <meta:editing-duration>PT24M43S</meta:editing-duration>
    <meta:editing-cycles>2</meta:editing-cycles>
    <meta:generator>LibreOffice/5.1.6.2$Linux_X86_64 LibreOffice_project/10m0$Build-2</meta:generator>
    <meta:document-statistic meta:object-count="29"/>
  </office:meta>
</office:document-meta>
</file>